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luna-Regular" style:font-size-asian="10pt" style:language-asian="none" style:country-asian="none" style:font-style-asian="normal" style:font-weight-asian="normal" style:font-name-complex="Callun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luna-Regular" fo:font-size="9pt" fo:font-weight="normal" fo:font-style="normal" style:font-name-asian="Calluna-Regular" style:font-name-complex="Calluna-Regular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Fluff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9b596b-b830-4707-9bac-35845c672330</text:p>
          </table:table-cell>
          <table:table-cell table:style-name="ce2" office:value-type="string" calcext:value-type="string">
            <text:p> <text:span text:style-name="T1">Legion Praetor</text:span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664f118-e556-4c33-9b27-9d4f489113c0</text:p>
          </table:table-cell>
          <table:table-cell table:style-name="ce3" office:value-type="string" calcext:value-type="string">
            <text:p>Legion Cataphractii Praeto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17a4776-b28b-48a1-9daa-dd63d7cd18bd</text:p>
          </table:table-cell>
          <table:table-cell table:style-name="ce3" office:value-type="string" calcext:value-type="string">
            <text:p>Legion Tartaros Praeto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df1c3cb-4e0f-4ae6-b8f5-bc37d695728c</text:p>
          </table:table-cell>
          <table:table-cell table:style-name="ce3" office:value-type="string" calcext:value-type="string">
            <text:p>Legion Centur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d99b9f-515f-4e7e-916b-bac384111876</text:p>
          </table:table-cell>
          <table:table-cell table:style-name="ce3" office:value-type="string" calcext:value-type="string">
            <text:p>Legion Cataphractii Centurion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c563344-e06d-4812-9ffa-09d64f7e38a5</text:p>
          </table:table-cell>
          <table:table-cell table:style-name="ce3" office:value-type="string" calcext:value-type="string">
            <text:p>Legion Tartaros Centuri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275234-5013-43c3-aea1-2636038d2cb2</text:p>
          </table:table-cell>
          <table:table-cell table:style-name="ce3" office:value-type="string" calcext:value-type="string">
            <text:p>Legion Command Squad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e79242-d38b-4020-a179-7dda2c9d1a01</text:p>
          </table:table-cell>
          <table:table-cell table:style-name="ce3" office:value-type="string" calcext:value-type="string">
            <text:p>Legion Cataphractii Command Squa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532fafb-7664-469e-bd06-885ae30d14fc</text:p>
          </table:table-cell>
          <table:table-cell table:style-name="ce3" office:value-type="string" calcext:value-type="string">
            <text:p>Legion Tartaros Command Squad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2ea7afe-524c-4401-ab50-e67b86870fca</text:p>
          </table:table-cell>
          <table:table-cell table:style-name="ce3" office:value-type="string" calcext:value-type="string">
            <text:p>Legion Damocles Command Rhin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bab1a8-d741-4b81-85eb-5efe139fa2ba</text:p>
          </table:table-cell>
          <table:table-cell table:style-name="ce2" office:value-type="string" calcext:value-type="string">
            <text:p> <text:span text:style-name="T1">Legion Veteran Squad </text:span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04c4576-2c16-40a4-8872-e8bebb0a8fb2</text:p>
          </table:table-cell>
          <table:table-cell table:style-name="ce3" office:value-type="string" calcext:value-type="string">
            <text:p>Legion Terminator Cataphractii Squad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3662297-203e-42d6-ac63-b943ce2cfec7</text:p>
          </table:table-cell>
          <table:table-cell table:style-name="ce3" office:value-type="string" calcext:value-type="string">
            <text:p>Legion Terminator Tartaros Squa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2dc2ce-67d8-486a-9df6-5b579500dc96</text:p>
          </table:table-cell>
          <table:table-cell table:style-name="ce3" office:value-type="string" calcext:value-type="string">
            <text:p>Legion Destroyer Assault Squa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34c243-86f8-44a8-b914-91a27068f5a8</text:p>
          </table:table-cell>
          <table:table-cell table:style-name="ce3" office:value-type="string" calcext:value-type="string">
            <text:p>Legion Mortalis Destroyer Squa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785791-b0ac-4144-80db-ea0d45b81908</text:p>
          </table:table-cell>
          <table:table-cell table:style-name="ce3" office:value-type="string" calcext:value-type="string">
            <text:p>Legion Apothecarion Detachme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97efbb9-f5dc-4b01-86ef-ad0401e5d0c3</text:p>
          </table:table-cell>
          <table:table-cell table:style-name="ce3" office:value-type="string" calcext:value-type="string">
            <text:p>Legion Techmarine Covenant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bb4576-5734-4342-94da-88f7486dfa12</text:p>
          </table:table-cell>
          <table:table-cell table:style-name="ce3" office:value-type="string" calcext:value-type="string">
            <text:p>Legion Contemptor Dreadnought Talo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d9accf-a970-435b-98bc-b1574661337f</text:p>
          </table:table-cell>
          <table:table-cell table:style-name="ce3" office:value-type="string" calcext:value-type="string">
            <text:p>Legion Rapier Batte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ite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a09ff77-67e0-436d-89d0-abc6ed033d20</text:p>
          </table:table-cell>
          <table:table-cell table:style-name="ce2" office:value-type="string" calcext:value-type="string">
            <text:p> <text:span text:style-name="T1">Legion Tactical Squad 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oops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265837-51c8-424d-b64e-e0ff4ca47d44</text:p>
          </table:table-cell>
          <table:table-cell table:style-name="ce3" office:value-type="string" calcext:value-type="string">
            <text:p>Legion Despoiler Squ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oops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b33bef-ac06-49b7-854b-279d17bc74e1</text:p>
          </table:table-cell>
          <table:table-cell table:style-name="ce3" office:value-type="string" calcext:value-type="string">
            <text:p>Legion Assault Squad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oops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52290b-f718-4fbb-9ea2-7b45989c3314</text:p>
          </table:table-cell>
          <table:table-cell table:style-name="ce3" office:value-type="string" calcext:value-type="string">
            <text:p>Legion Breacher Squad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oops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788cbbd-46d8-4deb-804d-4f848bd4bd5d</text:p>
          </table:table-cell>
          <table:table-cell table:style-name="ce3" office:value-type="string" calcext:value-type="string">
            <text:p>Legion Tactical Support Squa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oops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d415a3-fe57-4431-b140-540dd1c19770</text:p>
          </table:table-cell>
          <table:table-cell table:style-name="ce3" office:value-type="string" calcext:value-type="string">
            <text:p>Legion Reconnaissance Squa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oops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4e432e9-96bb-4318-a1e0-f5298a603659</text:p>
          </table:table-cell>
          <table:table-cell table:style-name="ce3" office:value-type="string" calcext:value-type="string">
            <text:p>Legion Scout Squad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oops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587eafc-8842-44e3-b537-9d59c6db7928</text:p>
          </table:table-cell>
          <table:table-cell table:style-name="ce2" office:value-type="string" calcext:value-type="string">
            <text:p> <text:span text:style-name="T1">Legion Rhino Transport </text:span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dicated Trans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6ac9b97-05fb-4adf-98a5-1903ec402b4c</text:p>
          </table:table-cell>
          <table:table-cell table:style-name="ce3" office:value-type="string" calcext:value-type="string">
            <text:p>Legion Drop Pod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dicated Trans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572a59-de6f-4d15-a417-a44b693d9860</text:p>
          </table:table-cell>
          <table:table-cell table:style-name="ce3" office:value-type="string" calcext:value-type="string">
            <text:p>Legion Dreadnought Drop Pod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dicated Trans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0b8671-7ac7-4096-8412-664801c42271</text:p>
          </table:table-cell>
          <table:table-cell table:style-name="ce3" office:value-type="string" calcext:value-type="string">
            <text:p>Legion Termite Assault Dri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dicated Trans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659ffe-283c-4219-9d87-36b8c0a5b959</text:p>
          </table:table-cell>
          <table:table-cell table:style-name="ce2" office:value-type="string" calcext:value-type="string">
            <text:p> <text:span text:style-name="T1">Legion Seeker Squad</text:span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daa052d-883b-434a-a56e-d62cf129f640</text:p>
          </table:table-cell>
          <table:table-cell table:style-name="ce3" office:value-type="string" calcext:value-type="string">
            <text:p>Legion Outrider Squadron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bf5e7-d55a-40ac-9026-3601ea3e64c5</text:p>
          </table:table-cell>
          <table:table-cell table:style-name="ce3" office:value-type="string" calcext:value-type="string">
            <text:p>Legion Sabre Strike Squad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efa15ac-e371-40e4-9022-e9be873f3b07</text:p>
          </table:table-cell>
          <table:table-cell table:style-name="ce3" office:value-type="string" calcext:value-type="string">
            <text:p>Legion Sky-hunter Squadr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c1b5ff-149a-4843-ad6b-2e1df503179b</text:p>
          </table:table-cell>
          <table:table-cell table:style-name="ce3" office:value-type="string" calcext:value-type="string">
            <text:p>Legion Javelin Squadro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3249e9-099b-4af5-9df9-b7f7d1244663</text:p>
          </table:table-cell>
          <table:table-cell table:style-name="ce3" office:value-type="string" calcext:value-type="string">
            <text:p>Legion Proteus Land Speeder Squadr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ba4272-4f60-431d-95d2-8a337b110a1b</text:p>
          </table:table-cell>
          <table:table-cell table:style-name="ce3" office:value-type="string" calcext:value-type="string">
            <text:p>Legion Storm Eagle Gunship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5963af-a02c-4647-a0d7-b8afe0266e3a</text:p>
          </table:table-cell>
          <table:table-cell table:style-name="ce3" office:value-type="string" calcext:value-type="string">
            <text:p>Legion Xiphon Intercepto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1aa296b-1174-464d-b494-b048a1b53b57</text:p>
          </table:table-cell>
          <table:table-cell table:style-name="ce3" office:value-type="string" calcext:value-type="string">
            <text:p>Legion Dreadclaw Drop Pod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st Attack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4d975d-44b8-4097-8b5d-b4a93e9ec632</text:p>
          </table:table-cell>
          <table:table-cell table:style-name="ce2" office:value-type="string" calcext:value-type="string">
            <text:p> <text:span text:style-name="T1">Legion Leviathan Dreadnought Talon </text:span>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d611cd4-c362-4977-a775-1a1615af71c4</text:p>
          </table:table-cell>
          <table:table-cell table:style-name="ce3" office:value-type="string" calcext:value-type="string">
            <text:p>Legion Deredeo Dreadnought Talo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a9ab8f8-74ef-4449-b8f8-3049b8d46c74</text:p>
          </table:table-cell>
          <table:table-cell table:style-name="ce3" office:value-type="string" calcext:value-type="string">
            <text:p>Legion Heavy Support Squ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b2634-b4af-40fe-94fe-67590afab1f6</text:p>
          </table:table-cell>
          <table:table-cell table:style-name="ce3" office:value-type="string" calcext:value-type="string">
            <text:p>Legion Predator Squadron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f7fc9c-7977-4ab3-8016-d72201be32d6</text:p>
          </table:table-cell>
          <table:table-cell table:style-name="ce3" office:value-type="string" calcext:value-type="string">
            <text:p>Legion Sicaran Squadr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ff94fcf-2034-4bed-99c8-b3616d4acaa2</text:p>
          </table:table-cell>
          <table:table-cell table:style-name="ce3" office:value-type="string" calcext:value-type="string">
            <text:p>Legion Sicaran Arcus Squadro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6e5b75-3606-469b-b4f0-49e59725f361</text:p>
          </table:table-cell>
          <table:table-cell table:style-name="ce3" office:value-type="string" calcext:value-type="string">
            <text:p>Legion Sicaran Punisher Squadr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80bb2a-3890-4739-b711-1844cf2ddd1a</text:p>
          </table:table-cell>
          <table:table-cell table:style-name="ce3" office:value-type="string" calcext:value-type="string">
            <text:p>Legion Sicaran Venator Squadr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aebd96-fd18-41ec-ac60-11841a17a59e</text:p>
          </table:table-cell>
          <table:table-cell table:style-name="ce3" office:value-type="string" calcext:value-type="string">
            <text:p>Legion Sicaran Omega Squadro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4ff335-fe42-44ae-9088-8d0322c7d9f9</text:p>
          </table:table-cell>
          <table:table-cell table:style-name="ce3" office:value-type="string" calcext:value-type="string">
            <text:p>Legion Kratos Squadron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db60a7e-99fb-43f6-a384-a9421435667e</text:p>
          </table:table-cell>
          <table:table-cell table:style-name="ce3" office:value-type="string" calcext:value-type="string">
            <text:p>Legion Land Raider Proteus Carrier Squadr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8b0d1c4-1c3a-4b0a-bab1-bd6d5092cbce</text:p>
          </table:table-cell>
          <table:table-cell table:style-name="ce3" office:value-type="string" calcext:value-type="string">
            <text:p>Legion Land Raider Proteus Explorato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6193e33-c0a2-4bf7-817c-1aaec31d6f1d</text:p>
          </table:table-cell>
          <table:table-cell table:style-name="ce3" office:value-type="string" calcext:value-type="string">
            <text:p>Legion Vindicator Squadr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541c99-be60-442a-8e0c-bf5d9fcc3802</text:p>
          </table:table-cell>
          <table:table-cell table:style-name="ce3" office:value-type="string" calcext:value-type="string">
            <text:p>Legion Land Raider Sparta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0322b2-b43d-49c1-99f3-2b153108984e</text:p>
          </table:table-cell>
          <table:table-cell table:style-name="ce3" office:value-type="string" calcext:value-type="string">
            <text:p>Legion Scorpius Squadr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68737a-bfe6-41a9-9024-840bc7ef09ae</text:p>
          </table:table-cell>
          <table:table-cell table:style-name="ce3" office:value-type="string" calcext:value-type="string">
            <text:p>Legion Arquitor Squadr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031077-b8da-4095-8eb5-b85641a40fb2</text:p>
          </table:table-cell>
          <table:table-cell table:style-name="ce3" office:value-type="string" calcext:value-type="string">
            <text:p>Legion Fire Raptor Gunship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a8cf7b-a767-4828-aed2-e77cb0837d07</text:p>
          </table:table-cell>
          <table:table-cell table:style-name="ce3" office:value-type="string" calcext:value-type="string">
            <text:p>Legion Deathstorm Drop Pod Squadron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feb696f-b4ea-4443-af3d-b6173814617a</text:p>
          </table:table-cell>
          <table:table-cell table:style-name="ce3" office:value-type="string" calcext:value-type="string">
            <text:p>Legion Kharybdis Assault Claw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eavy Support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74932e1-095c-48cd-8fff-305f06b1f382</text:p>
          </table:table-cell>
          <table:table-cell table:style-name="ce2" office:value-type="string" calcext:value-type="string">
            <text:p> <text:span text:style-name="T1">Legion Cerberus Squadron</text:span>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ecb7a3-331b-40bc-8f83-98c0021cb890</text:p>
          </table:table-cell>
          <table:table-cell table:style-name="ce3" office:value-type="string" calcext:value-type="string">
            <text:p>Legion Typhon Squadron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b51857e-f49a-429f-8530-e3985310e072</text:p>
          </table:table-cell>
          <table:table-cell table:style-name="ce3" office:value-type="string" calcext:value-type="string">
            <text:p>Legion Glaiv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bebb66-f1da-4d4f-9817-a628d5244769</text:p>
          </table:table-cell>
          <table:table-cell table:style-name="ce3" office:value-type="string" calcext:value-type="string">
            <text:p>Legion Fellblade 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fba2df7-1094-4049-96d2-90d78322ef8c</text:p>
          </table:table-cell>
          <table:table-cell table:style-name="ce3" office:value-type="string" calcext:value-type="string">
            <text:p>Legion Falch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914bd6-03f0-4448-8e12-52d434937773</text:p>
          </table:table-cell>
          <table:table-cell table:style-name="ce3" office:value-type="string" calcext:value-type="string">
            <text:p>Legion Thunderhawk Gunship 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5ab7f8-c84c-437a-b8a5-0eac310b527a</text:p>
          </table:table-cell>
          <table:table-cell table:style-name="ce3" office:value-type="string" calcext:value-type="string">
            <text:p>Legion Sokar Stormbird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b9ad8d0-3dd3-446b-9479-bfedbaa82d7b</text:p>
          </table:table-cell>
          <table:table-cell table:style-name="ce3" office:value-type="string" calcext:value-type="string">
            <text:p>Legion Mastodo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rd of War</text:p>
          </table:table-cell>
          <table:table-cell/>
          <table:table-cell office:value-type="string" calcext:value-type="string">
            <text:p>ca4e38e2-c91f-41d9-9362-ed0ce5ecd8f9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luna-Regular" svg:font-family="Calluna-Regular" style:font-family-generic="roman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7:08:11.229000000</meta:creation-date>
    <dc:date>2022-05-11T19:13:14.201000000</dc:date>
    <meta:editing-duration>PT2H5M1S</meta:editing-duration>
    <meta:editing-cycles>4</meta:editing-cycles>
    <meta:generator>LibreOffice/7.3.3.2$Windows_X86_64 LibreOffice_project/d1d0ea68f081ee2800a922cac8f79445e4603348</meta:generator>
    <meta:document-statistic meta:table-count="1" meta:cell-count="403" meta:object-count="0"/>
  </office:meta>
</office:document-meta>
</file>